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78cm" svg:height="14.264cm" svg:x="13.658cm" svg:y="6.428cm">
            <draw:object draw:notify-on-update-of-ranges="Sheet1.A4:Sheet1.A13 Sheet1.B3:Sheet1.B3 Sheet1.B4:Sheet1.B13 Sheet1.C3:Sheet1.C3 Sheet1.C4:Sheet1.C13 Sheet1.D3:Sheet1.D3 Sheet1.D4:Sheet1.D13 Sheet1.E3:Sheet1.E3 Sheet1.E4:Sheet1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12 bits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20 bits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4.19" calcext:value-type="float">
            <text:p>4.19</text:p>
          </table:table-cell>
          <table:table-cell office:value-type="float" office:value="10.39" calcext:value-type="float">
            <text:p>10.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6" calcext:value-type="float">
            <text:p>2.66</text:p>
          </table:table-cell>
          <table:table-cell office:value-type="float" office:value="23.52" calcext:value-type="float">
            <text:p>23.52</text:p>
          </table:table-cell>
          <table:table-cell office:value-type="float" office:value="33.97" calcext:value-type="float">
            <text:p>33.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69" calcext:value-type="float">
            <text:p>8.69</text:p>
          </table:table-cell>
          <table:table-cell office:value-type="float" office:value="55.33" calcext:value-type="float">
            <text:p>55.33</text:p>
          </table:table-cell>
          <table:table-cell office:value-type="float" office:value="75.68" calcext:value-type="float">
            <text:p>75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81" calcext:value-type="float">
            <text:p>18.81</text:p>
          </table:table-cell>
          <table:table-cell office:value-type="float" office:value="86.32" calcext:value-type="float">
            <text:p>86.32</text:p>
          </table:table-cell>
          <table:table-cell office:value-type="float" office:value="118.71" calcext:value-type="float">
            <text:p>118.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13" calcext:value-type="float">
            <text:p>30.13</text:p>
          </table:table-cell>
          <table:table-cell office:value-type="float" office:value="134.37" calcext:value-type="float">
            <text:p>134.37</text:p>
          </table:table-cell>
          <table:table-cell office:value-type="float" office:value="175.8" calcext:value-type="float">
            <text:p>175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.77" calcext:value-type="float">
            <text:p>39.77</text:p>
          </table:table-cell>
          <table:table-cell office:value-type="float" office:value="177.73" calcext:value-type="float">
            <text:p>177.73</text:p>
          </table:table-cell>
          <table:table-cell office:value-type="float" office:value="226.6" calcext:value-type="float">
            <text:p>226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66" calcext:value-type="float">
            <text:p>55.66</text:p>
          </table:table-cell>
          <table:table-cell office:value-type="float" office:value="212.76" calcext:value-type="float">
            <text:p>212.76</text:p>
          </table:table-cell>
          <table:table-cell office:value-type="float" office:value="291.99" calcext:value-type="float">
            <text:p>291.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97" calcext:value-type="float">
            <text:p>80.97</text:p>
          </table:table-cell>
          <table:table-cell office:value-type="float" office:value="274.26" calcext:value-type="float">
            <text:p>274.26</text:p>
          </table:table-cell>
          <table:table-cell office:value-type="float" office:value="376.06" calcext:value-type="float">
            <text:p>376.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.84" calcext:value-type="float">
            <text:p>93.84</text:p>
          </table:table-cell>
          <table:table-cell office:value-type="float" office:value="309.89" calcext:value-type="float">
            <text:p>309.89</text:p>
          </table:table-cell>
          <table:table-cell office:value-type="float" office:value="488" calcext:value-type="float">
            <text:p>4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.81" calcext:value-type="float">
            <text:p>145.81</text:p>
          </table:table-cell>
          <table:table-cell office:value-type="float" office:value="372.74" calcext:value-type="float">
            <text:p>372.74</text:p>
          </table:table-cell>
          <table:table-cell office:value-type="float" office:value="565.19" calcext:value-type="float">
            <text:p>565.19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11:43:33.9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20:20:22.374000000</meta:creation-date>
    <dc:date>2014-05-29T11:50:21.584000000</dc:date>
    <meta:editing-duration>PT4M51S</meta:editing-duration>
    <meta:editing-cycles>1</meta:editing-cycles>
    <meta:generator>LibreOffice/4.2.3.3$Windows_x86 LibreOffice_project/882f8a0a489bc99a9e60c7905a60226254cb6ff0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1cm" svg:height="14.265cm" xlink:href=".." xlink:type="simple" chart:class="chart:line" chart:style-name="ch1">
        <chart:title svg:x="10.846cm" svg:y="0.421cm" chart:style-name="ch2">
          <text:p>Proof of Work</text:p>
        </chart:title>
        <chart:legend chart:legend-position="end" svg:x="22.23cm" svg:y="6.074cm" style:legend-expansion="high" chart:style-name="ch3"/>
        <chart:plot-area chart:style-name="ch4" table:cell-range-address="Sheet1.A3:Sheet1.E13" chart:data-source-has-labels="both" svg:x="1.496cm" svg:y="2.081cm" svg:width="19.744cm" svg:height="10.928cm">
          <chartooo:coordinate-region svg:x="2.319cm" svg:y="2.283cm" svg:width="18.634cm" svg:height="10.073cm"/>
          <chart:axis chart:dimension="x" chart:name="primary-x" chart:style-name="ch5" chartooo:axis-type="auto">
            <chartooo:date-scale/>
            <chart:title svg:x="10.898cm" svg:y="13.294cm" chart:style-name="ch6">
              <text:p>Peers</text:p>
            </chart:title>
            <chart:categories table:cell-range-address="Sheet1.A4:Sheet1.A13"/>
          </chart:axis>
          <chart:axis chart:dimension="y" chart:name="primary-y" chart:style-name="ch5">
            <chart:title svg:x="0.451cm" svg:y="8.354cm" chart:style-name="ch7">
              <text:p>Time (sec)</text:p>
            </chart:title>
            <chart:grid chart:style-name="ch8" chart:class="major"/>
          </chart:axis>
          <chart:series chart:style-name="ch9" chart:values-cell-range-address="Sheet1.B4:Sheet1.B13" chart:label-cell-address="Sheet1.B3:Sheet1.B3" chart:class="chart:line">
            <chart:data-point chart:repeated="10"/>
          </chart:series>
          <chart:series chart:style-name="ch10" chart:values-cell-range-address="Sheet1.C4:Sheet1.C13" chart:label-cell-address="Sheet1.C3:Sheet1.C3" chart:class="chart:line">
            <chart:data-point chart:repeated="10"/>
          </chart:series>
          <chart:series chart:style-name="ch11" chart:values-cell-range-address="Sheet1.D4:Sheet1.D13" chart:label-cell-address="Sheet1.D3:Sheet1.D3" chart:class="chart:line">
            <chart:data-point chart:repeated="10"/>
          </chart:series>
          <chart:series chart:style-name="ch12" chart:values-cell-range-address="Sheet1.E4:Sheet1.E13" chart:label-cell-address="Sheet1.E3:Sheet1.E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 bits</text:p>
                <draw:g>
                  <svg:desc>Sheet1.B3:Sheet1.B3</svg:desc>
                </draw:g>
              </table:table-cell>
              <table:table-cell office:value-type="string">
                <text:p>16 bits</text:p>
                <draw:g>
                  <svg:desc>Sheet1.C3:Sheet1.C3</svg:desc>
                </draw:g>
              </table:table-cell>
              <table:table-cell office:value-type="string">
                <text:p>20 bits</text:p>
                <draw:g>
                  <svg:desc>Sheet1.D3:Sheet1.D3</svg:desc>
                </draw:g>
              </table:table-cell>
              <table:table-cell office:value-type="string">
                <text:p>Timeout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82">
                <text:p>0.82</text:p>
                <draw:g>
                  <svg:desc>Sheet1.B4:Sheet1.B13</svg:desc>
                </draw:g>
              </table:table-cell>
              <table:table-cell office:value-type="float" office:value="4.19">
                <text:p>4.19</text:p>
                <draw:g>
                  <svg:desc>Sheet1.C4:Sheet1.C13</svg:desc>
                </draw:g>
              </table:table-cell>
              <table:table-cell office:value-type="float" office:value="10.39">
                <text:p>10.39</text:p>
                <draw:g>
                  <svg:desc>Sheet1.D4:Sheet1.D13</svg:desc>
                </draw:g>
              </table:table-cell>
              <table:table-cell office:value-type="float" office:value="120">
                <text:p>120</text:p>
                <draw:g>
                  <svg:desc>Sheet1.E4:Sheet1.E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6">
                <text:p>2.66</text:p>
              </table:table-cell>
              <table:table-cell office:value-type="float" office:value="23.52">
                <text:p>23.52</text:p>
              </table:table-cell>
              <table:table-cell office:value-type="float" office:value="33.97">
                <text:p>33.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69">
                <text:p>8.69</text:p>
              </table:table-cell>
              <table:table-cell office:value-type="float" office:value="55.33">
                <text:p>55.33</text:p>
              </table:table-cell>
              <table:table-cell office:value-type="float" office:value="75.68">
                <text:p>75.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.81">
                <text:p>18.81</text:p>
              </table:table-cell>
              <table:table-cell office:value-type="float" office:value="86.32">
                <text:p>86.32</text:p>
              </table:table-cell>
              <table:table-cell office:value-type="float" office:value="118.71">
                <text:p>118.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.13">
                <text:p>30.13</text:p>
              </table:table-cell>
              <table:table-cell office:value-type="float" office:value="134.37">
                <text:p>134.37</text:p>
              </table:table-cell>
              <table:table-cell office:value-type="float" office:value="175.8">
                <text:p>175.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.77">
                <text:p>39.77</text:p>
              </table:table-cell>
              <table:table-cell office:value-type="float" office:value="177.73">
                <text:p>177.73</text:p>
              </table:table-cell>
              <table:table-cell office:value-type="float" office:value="226.6">
                <text:p>226.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5.66">
                <text:p>55.66</text:p>
              </table:table-cell>
              <table:table-cell office:value-type="float" office:value="212.76">
                <text:p>212.76</text:p>
              </table:table-cell>
              <table:table-cell office:value-type="float" office:value="291.99">
                <text:p>291.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.97">
                <text:p>80.97</text:p>
              </table:table-cell>
              <table:table-cell office:value-type="float" office:value="274.26">
                <text:p>274.26</text:p>
              </table:table-cell>
              <table:table-cell office:value-type="float" office:value="376.06">
                <text:p>376.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.84">
                <text:p>93.84</text:p>
              </table:table-cell>
              <table:table-cell office:value-type="float" office:value="309.89">
                <text:p>309.89</text:p>
              </table:table-cell>
              <table:table-cell office:value-type="float" office:value="488">
                <text:p>4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5.81">
                <text:p>145.81</text:p>
              </table:table-cell>
              <table:table-cell office:value-type="float" office:value="372.74">
                <text:p>372.74</text:p>
              </table:table-cell>
              <table:table-cell office:value-type="float" office:value="565.19">
                <text:p>565.19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